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5" style:family="paragraph" style:parent-style-name="Standard">
      <style:text-properties fo:language="fr" fo:country="FR" fo:font-style="normal" officeooo:rsid="0105ec66" officeooo:paragraph-rsid="010781a5" style:font-style-asian="normal" style:font-style-complex="normal"/>
    </style:style>
    <style:style style:name="P26" style:family="paragraph" style:parent-style-name="Standard">
      <style:text-properties fo:language="fr" fo:country="FR" fo:font-style="normal" officeooo:rsid="00656784" officeooo:paragraph-rsid="00656784" style:font-style-asian="normal" style:font-style-complex="normal"/>
    </style:style>
    <style:style style:name="P27" style:family="paragraph" style:parent-style-name="Standard">
      <style:text-properties fo:language="fr" fo:country="FR" fo:font-style="normal" officeooo:rsid="00656784" officeooo:paragraph-rsid="012f6587" style:font-style-asian="normal" style:font-style-complex="normal"/>
    </style:style>
    <style:style style:name="P28" style:family="paragraph" style:parent-style-name="Standard">
      <style:text-properties fo:language="fr" fo:country="FR" fo:font-style="normal" officeooo:rsid="00ab806d" officeooo:paragraph-rsid="00ab806d"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officeooo:rsid="00d312e3" officeooo:paragraph-rsid="00d312e3" style:font-style-asian="normal" style:font-style-complex="normal"/>
    </style:style>
    <style:style style:name="P31"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2" style:family="paragraph" style:parent-style-name="Standard">
      <style:text-properties fo:language="fr" fo:country="FR" fo:font-weight="bold" officeooo:rsid="0154b4dc" style:font-weight-asian="bold" style:font-weight-complex="bold"/>
    </style:style>
    <style:style style:name="P33" style:family="paragraph" style:parent-style-name="Standard">
      <style:text-properties fo:language="fr" fo:country="FR" fo:font-weight="bold" officeooo:rsid="0154b4dc" officeooo:paragraph-rsid="015c9e13" style:font-weight-asian="bold" style:font-weight-complex="bold"/>
    </style:style>
    <style:style style:name="P34" style:family="paragraph" style:parent-style-name="Standard">
      <style:text-properties fo:language="fr" fo:country="FR" fo:font-weight="bold" officeooo:rsid="007d969d" officeooo:paragraph-rsid="0154b4dc" style:font-weight-asian="bold" style:font-weight-complex="bold"/>
    </style:style>
    <style:style style:name="P35" style:family="paragraph" style:parent-style-name="Standard">
      <style:text-properties fo:language="fr" fo:country="FR" fo:font-weight="bold" officeooo:rsid="00491dbb" officeooo:paragraph-rsid="008ddffb" style:font-weight-asian="bold" style:font-weight-complex="bold"/>
    </style:style>
    <style:style style:name="P36" style:family="paragraph" style:parent-style-name="Standard">
      <style:text-properties fo:language="fr" fo:country="FR" fo:font-weight="bold" officeooo:rsid="004bd802" officeooo:paragraph-rsid="00db96a9" style:font-weight-asian="bold" style:font-weight-complex="bold"/>
    </style:style>
    <style:style style:name="P37" style:family="paragraph" style:parent-style-name="Standard">
      <style:text-properties fo:language="fr" fo:country="FR" officeooo:paragraph-rsid="008ddffb"/>
    </style:style>
    <style:style style:name="P38" style:family="paragraph" style:parent-style-name="Standard">
      <style:text-properties fo:language="fr" fo:country="FR" officeooo:paragraph-rsid="01363b41"/>
    </style:style>
    <style:style style:name="P39" style:family="paragraph" style:parent-style-name="Standard">
      <style:text-properties fo:language="fr" fo:country="FR" officeooo:rsid="00c745a4" officeooo:paragraph-rsid="00c745a4"/>
    </style:style>
    <style:style style:name="P40" style:family="paragraph" style:parent-style-name="Standard">
      <style:text-properties fo:language="fr" fo:country="FR" officeooo:paragraph-rsid="00c745a4"/>
    </style:style>
    <style:style style:name="P41" style:family="paragraph" style:parent-style-name="Standard">
      <style:text-properties fo:language="fr" fo:country="FR" fo:font-weight="normal" officeooo:rsid="0123cca6" officeooo:paragraph-rsid="0123cca6" style:font-weight-asian="normal" style:font-weight-complex="normal"/>
    </style:style>
    <style:style style:name="P42" style:family="paragraph" style:parent-style-name="Standard">
      <style:text-properties fo:language="fr" fo:country="FR" officeooo:paragraph-rsid="0123cca6"/>
    </style:style>
    <style:style style:name="P43" style:family="paragraph" style:parent-style-name="Standard">
      <style:text-properties fo:language="fr" fo:country="FR" officeooo:rsid="019553ec" officeooo:paragraph-rsid="019553ec"/>
    </style:style>
    <style:style style:name="P44" style:family="paragraph" style:parent-style-name="Standard">
      <style:text-properties style:use-window-font-color="true" fo:language="fr" fo:country="FR" officeooo:rsid="0186b560" officeooo:paragraph-rsid="0186b560"/>
    </style:style>
    <style:style style:name="P45" style:family="paragraph" style:parent-style-name="Standard">
      <style:text-properties fo:color="#c0c0c0" fo:language="fr" fo:country="FR" officeooo:paragraph-rsid="01363b41"/>
    </style:style>
    <style:style style:name="P46" style:family="paragraph" style:parent-style-name="Standard">
      <style:text-properties officeooo:paragraph-rsid="01c1d785"/>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8" style:family="paragraph" style:parent-style-name="Standard">
      <style:paragraph-properties fo:break-before="page"/>
      <style:text-properties fo:color="#800080" fo:language="fr" fo:country="FR" officeooo:rsid="017b4140" officeooo:paragraph-rsid="019f4785"/>
    </style:style>
    <style:style style:name="P49" style:family="paragraph" style:parent-style-name="Standard">
      <style:paragraph-properties fo:break-before="page"/>
      <style:text-properties fo:font-style="italic" style:font-style-asian="italic" style:font-style-complex="italic"/>
    </style:style>
    <style:style style:name="P50" style:family="paragraph" style:parent-style-name="Text_20_body">
      <style:text-properties fo:language="fr" fo:country="FR" officeooo:rsid="0045ff88" officeooo:paragraph-rsid="0045ff88"/>
    </style:style>
    <style:style style:name="P51" style:family="paragraph" style:parent-style-name="Title">
      <style:text-properties fo:language="fr" fo:country="FR"/>
    </style:style>
    <style:style style:name="P52" style:family="paragraph" style:parent-style-name="Footnote">
      <style:text-properties fo:language="fr" fo:country="FR" officeooo:rsid="014a6b75" officeooo:paragraph-rsid="014a6b75"/>
    </style:style>
    <style:style style:name="P53" style:family="paragraph" style:parent-style-name="Standard" style:list-style-name="L1">
      <style:text-properties fo:color="#008000" fo:language="fr" fo:country="FR" officeooo:rsid="01848b6f" officeooo:paragraph-rsid="01848b6f" fo:background-color="transparent"/>
    </style:style>
    <style:style style:name="P54" style:family="paragraph" style:parent-style-name="Standard" style:list-style-name="L1">
      <style:text-properties fo:color="#008000" fo:language="fr" fo:country="FR" officeooo:rsid="01848b75" officeooo:paragraph-rsid="01848b75" fo:background-color="transparent"/>
    </style:style>
    <style:style style:name="P55" style:family="paragraph" style:parent-style-name="Standard" style:list-style-name="L7">
      <style:text-properties fo:color="#008000" fo:language="fr" fo:country="FR" officeooo:rsid="012b6a12" officeooo:paragraph-rsid="012b6a12"/>
    </style:style>
    <style:style style:name="P56"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7"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8" style:family="paragraph" style:parent-style-name="Standard" style:list-style-name="L8">
      <style:text-properties fo:color="#008000" fo:language="fr" fo:country="FR" officeooo:rsid="017c9979" officeooo:paragraph-rsid="0192bacd"/>
    </style:style>
    <style:style style:name="P59" style:family="paragraph" style:parent-style-name="Standard" style:list-style-name="L8">
      <style:text-properties fo:color="#008000" fo:language="fr" fo:country="FR" officeooo:rsid="017c9979" officeooo:paragraph-rsid="01a5a5ff"/>
    </style:style>
    <style:style style:name="P60" style:family="paragraph" style:parent-style-name="Standard" style:list-style-name="L8">
      <style:text-properties fo:color="#008000" officeooo:paragraph-rsid="0189eb43"/>
    </style:style>
    <style:style style:name="P61" style:family="paragraph" style:parent-style-name="Standard" style:list-style-name="L2">
      <style:text-properties fo:language="fr" fo:country="FR" officeooo:paragraph-rsid="0154b4dc"/>
    </style:style>
    <style:style style:name="P62" style:family="paragraph" style:parent-style-name="Standard" style:list-style-name="L3">
      <style:text-properties fo:language="fr" fo:country="FR" officeooo:paragraph-rsid="0154b4dc"/>
    </style:style>
    <style:style style:name="P63"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4"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5" style:family="paragraph" style:parent-style-name="Standard" style:list-style-name="L5">
      <style:text-properties fo:language="fr" fo:country="FR" officeooo:rsid="00f66beb" officeooo:paragraph-rsid="013a37ac"/>
    </style:style>
    <style:style style:name="P66" style:family="paragraph" style:parent-style-name="Standard" style:list-style-name="L5">
      <style:text-properties fo:language="fr" fo:country="FR" officeooo:rsid="00f66beb" officeooo:paragraph-rsid="00f66beb"/>
    </style:style>
    <style:style style:name="P67" style:family="paragraph" style:parent-style-name="Standard" style:list-style-name="L5">
      <style:text-properties fo:language="fr" fo:country="FR" officeooo:rsid="0043a3e1" officeooo:paragraph-rsid="008ddffb"/>
    </style:style>
    <style:style style:name="P68"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69" style:family="paragraph" style:parent-style-name="Standard" style:list-style-name="L5">
      <style:text-properties fo:language="fr" fo:country="FR" officeooo:rsid="0014dff0" officeooo:paragraph-rsid="008ddffb"/>
    </style:style>
    <style:style style:name="P70" style:family="paragraph" style:parent-style-name="Standard" style:list-style-name="L7">
      <style:text-properties fo:language="fr" fo:country="FR" officeooo:rsid="0014dff0" officeooo:paragraph-rsid="012b6a12"/>
    </style:style>
    <style:style style:name="P71" style:family="paragraph" style:parent-style-name="Standard" style:list-style-name="L7">
      <style:text-properties fo:language="fr" fo:country="FR" officeooo:rsid="0014dff0" officeooo:paragraph-rsid="00f66beb"/>
    </style:style>
    <style:style style:name="P72" style:family="paragraph" style:parent-style-name="Standard" style:list-style-name="L6">
      <style:text-properties fo:language="fr" fo:country="FR" fo:font-weight="bold" officeooo:rsid="004755b5" officeooo:paragraph-rsid="008ddffb" style:font-weight-asian="bold" style:font-weight-complex="bold"/>
    </style:style>
    <style:style style:name="P73" style:family="paragraph" style:parent-style-name="Standard" style:list-style-name="L7">
      <style:text-properties fo:language="fr" fo:country="FR" officeooo:rsid="0069f73b" officeooo:paragraph-rsid="008ddffb"/>
    </style:style>
    <style:style style:name="P74" style:family="paragraph" style:parent-style-name="Standard" style:list-style-name="L7">
      <style:text-properties fo:language="fr" fo:country="FR" officeooo:rsid="006bb004" officeooo:paragraph-rsid="008ddffb"/>
    </style:style>
    <style:style style:name="P75" style:family="paragraph" style:parent-style-name="Standard" style:list-style-name="L7">
      <style:text-properties fo:language="fr" fo:country="FR" officeooo:rsid="006bb004" officeooo:paragraph-rsid="016f3e06"/>
    </style:style>
    <style:style style:name="P76" style:family="paragraph" style:parent-style-name="Standard" style:list-style-name="L7">
      <style:text-properties fo:language="fr" fo:country="FR" officeooo:rsid="012b6a12" officeooo:paragraph-rsid="012b6a12"/>
    </style:style>
    <style:style style:name="P77" style:family="paragraph" style:parent-style-name="Standard" style:list-style-name="L7">
      <style:text-properties fo:language="fr" fo:country="FR" officeooo:rsid="006d258c" officeooo:paragraph-rsid="008ddffb"/>
    </style:style>
    <style:style style:name="P78" style:family="paragraph" style:parent-style-name="Standard" style:list-style-name="L9">
      <style:text-properties fo:language="fr" fo:country="FR" officeooo:paragraph-rsid="00bcf22c"/>
    </style:style>
    <style:style style:name="P79" style:family="paragraph" style:parent-style-name="Standard" style:list-style-name="L9">
      <style:text-properties fo:language="fr" fo:country="FR" officeooo:paragraph-rsid="00be9ff5"/>
    </style:style>
    <style:style style:name="P80" style:family="paragraph" style:parent-style-name="Standard" style:list-style-name="L12">
      <style:text-properties fo:language="fr" fo:country="FR" officeooo:rsid="017c9979" officeooo:paragraph-rsid="019f4785"/>
    </style:style>
    <style:style style:name="P81"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2" style:family="paragraph" style:parent-style-name="Standard" style:list-style-name="L7">
      <style:text-properties fo:color="#ff0000" fo:language="fr" fo:country="FR" officeooo:rsid="00f66beb" officeooo:paragraph-rsid="00f66beb"/>
    </style:style>
    <style:style style:name="P83"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4"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5"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6" style:family="paragraph" style:parent-style-name="Standard" style:list-style-name="L11">
      <style:text-properties fo:color="#800080" fo:language="fr" fo:country="FR" officeooo:rsid="00611297" officeooo:paragraph-rsid="019f4785"/>
    </style:style>
    <style:style style:name="P87" style:family="paragraph" style:parent-style-name="Standard" style:list-style-name="L11">
      <style:text-properties fo:color="#800080" fo:language="fr" fo:country="FR" officeooo:rsid="017396a5" officeooo:paragraph-rsid="019f4785"/>
    </style:style>
    <style:style style:name="P88" style:family="paragraph" style:parent-style-name="Standard" style:list-style-name="L11">
      <style:text-properties fo:color="#800080" fo:language="fr" fo:country="FR" officeooo:rsid="0171cc62" officeooo:paragraph-rsid="019f4785"/>
    </style:style>
    <style:style style:name="P89" style:family="paragraph" style:parent-style-name="Standard" style:list-style-name="L11">
      <style:text-properties fo:color="#800080" fo:language="fr" fo:country="FR" officeooo:rsid="015c9e13" officeooo:paragraph-rsid="019f4785"/>
    </style:style>
    <style:style style:name="P90" style:family="paragraph" style:parent-style-name="Standard" style:list-style-name="L12">
      <style:text-properties fo:color="#808000" fo:language="fr" fo:country="FR" officeooo:rsid="017c9979" officeooo:paragraph-rsid="019f4785"/>
    </style:style>
    <style:style style:name="P91" style:family="paragraph" style:parent-style-name="Standard">
      <style:text-properties officeooo:rsid="01c799d0"/>
    </style:style>
    <style:style style:name="P92" style:family="paragraph" style:parent-style-name="Heading_20_1">
      <style:text-properties fo:language="fr" fo:country="FR"/>
    </style:style>
    <style:style style:name="P93" style:family="paragraph" style:parent-style-name="Heading_20_1">
      <style:text-properties fo:color="#000000" fo:language="fr" fo:country="FR"/>
    </style:style>
    <style:style style:name="P94" style:family="paragraph" style:parent-style-name="Heading_20_1">
      <style:text-properties fo:color="#000000" fo:language="fr" fo:country="FR" officeooo:paragraph-rsid="0154b4dc"/>
    </style:style>
    <style:style style:name="P95" style:family="paragraph" style:parent-style-name="Heading_20_1">
      <style:paragraph-properties fo:break-before="page"/>
      <style:text-properties fo:language="fr" fo:country="FR" officeooo:rsid="00656784" officeooo:paragraph-rsid="00656784"/>
    </style:style>
    <style:style style:name="P96" style:family="paragraph" style:parent-style-name="Heading_20_3">
      <style:text-properties fo:language="fr" fo:country="FR"/>
    </style:style>
    <style:style style:name="P97" style:family="paragraph" style:parent-style-name="Heading_20_3">
      <style:text-properties fo:language="fr" fo:country="FR" officeooo:rsid="00c745a4" officeooo:paragraph-rsid="00c745a4"/>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fo:font-style="normal" fo:font-weight="normal" officeooo:rsid="01c708b8" style:font-style-asian="normal" style:font-weight-asian="normal" style:font-style-complex="normal" style:font-weight-complex="normal"/>
    </style:style>
    <style:style style:name="T81" style:family="text">
      <style:text-properties officeooo:rsid="003df9a9"/>
    </style:style>
    <style:style style:name="T82" style:family="text">
      <style:text-properties fo:font-style="italic"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13a37ac"/>
    </style:style>
    <style:style style:name="T149" style:family="text">
      <style:text-properties fo:color="#008000" officeooo:rsid="016f3e06"/>
    </style:style>
    <style:style style:name="T150" style:family="text">
      <style:text-properties fo:color="#008000" officeooo:rsid="015e628b"/>
    </style:style>
    <style:style style:name="T151" style:family="text">
      <style:text-properties fo:color="#008000" officeooo:rsid="01b873a3"/>
    </style:style>
    <style:style style:name="T152" style:family="text">
      <style:text-properties fo:color="#008000" fo:language="fr" fo:country="FR" fo:font-style="normal" officeooo:rsid="00656784" style:font-style-asian="normal" style:font-style-complex="normal"/>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fo:color="#000000" style:text-underline-style="none"/>
    </style:style>
    <style:style style:name="T182" style:family="text">
      <style:text-properties fo:color="#000000" style:text-underline-style="none" officeooo:rsid="01c67769"/>
    </style:style>
    <style:style style:name="T183" style:family="text">
      <style:text-properties officeooo:rsid="01397b52"/>
    </style:style>
    <style:style style:name="T184" style:family="text">
      <style:text-properties officeooo:rsid="013a37ac"/>
    </style:style>
    <style:style style:name="T185" style:family="text">
      <style:text-properties officeooo:rsid="013c2820"/>
    </style:style>
    <style:style style:name="T186" style:family="text">
      <style:text-properties officeooo:rsid="0140accb"/>
    </style:style>
    <style:style style:name="T187" style:family="text">
      <style:text-properties officeooo:rsid="01451b12"/>
    </style:style>
    <style:style style:name="T188" style:family="text">
      <style:text-properties officeooo:rsid="014868c8"/>
    </style:style>
    <style:style style:name="T189" style:family="text">
      <style:text-properties officeooo:rsid="014c20e4"/>
    </style:style>
    <style:style style:name="T190" style:family="text">
      <style:text-properties officeooo:rsid="014e1bc6"/>
    </style:style>
    <style:style style:name="T191" style:family="text">
      <style:text-properties fo:color="#ff0000" officeooo:rsid="003df9a9"/>
    </style:style>
    <style:style style:name="T192" style:family="text">
      <style:text-properties fo:color="#ff0000" officeooo:rsid="00f66beb"/>
    </style:style>
    <style:style style:name="T193"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4" style:family="text">
      <style:text-properties fo:color="#ff0000" fo:font-style="normal" officeooo:rsid="01a678df" style:font-style-asian="normal" style:font-style-complex="normal"/>
    </style:style>
    <style:style style:name="T195" style:family="text">
      <style:text-properties officeooo:rsid="0154b4dc"/>
    </style:style>
    <style:style style:name="T196" style:family="text">
      <style:text-properties officeooo:rsid="015c9e13"/>
    </style:style>
    <style:style style:name="T197" style:family="text">
      <style:text-properties officeooo:rsid="016f3e06"/>
    </style:style>
    <style:style style:name="T198" style:family="text">
      <style:text-properties officeooo:rsid="017078a3"/>
    </style:style>
    <style:style style:name="T199" style:family="text">
      <style:text-properties officeooo:rsid="0171dd32"/>
    </style:style>
    <style:style style:name="T200" style:family="text">
      <style:text-properties officeooo:rsid="017396a5"/>
    </style:style>
    <style:style style:name="T201" style:family="text">
      <style:text-properties officeooo:rsid="01748c06"/>
    </style:style>
    <style:style style:name="T202" style:family="text">
      <style:text-properties officeooo:rsid="01765db0"/>
    </style:style>
    <style:style style:name="T203" style:family="text">
      <style:text-properties fo:color="#808000"/>
    </style:style>
    <style:style style:name="T204" style:family="text">
      <style:text-properties fo:color="#808000" officeooo:rsid="017f67b3"/>
    </style:style>
    <style:style style:name="T205" style:family="text">
      <style:text-properties fo:color="#808000" officeooo:rsid="0182f322"/>
    </style:style>
    <style:style style:name="T206" style:family="text">
      <style:text-properties officeooo:rsid="017f67b3"/>
    </style:style>
    <style:style style:name="T207" style:family="text">
      <style:text-properties officeooo:rsid="018037d1"/>
    </style:style>
    <style:style style:name="T208" style:family="text">
      <style:text-properties officeooo:rsid="01840bea"/>
    </style:style>
    <style:style style:name="T209" style:family="text">
      <style:text-properties fo:language="fr" fo:country="FR" fo:font-style="normal" fo:font-weight="normal" officeooo:rsid="0189eb43" style:font-style-asian="normal" style:font-weight-asian="normal" style:font-style-complex="normal" style:font-weight-complex="normal"/>
    </style:style>
    <style:style style:name="T210" style:family="text">
      <style:text-properties fo:language="fr" fo:country="FR" fo:font-style="normal" fo:font-weight="normal" officeooo:rsid="017c9979" style:font-style-asian="normal" style:font-weight-asian="normal" style:font-style-complex="normal" style:font-weight-complex="normal"/>
    </style:style>
    <style:style style:name="T211" style:family="text">
      <style:text-properties fo:language="fr" fo:country="FR" fo:font-style="normal" fo:font-weight="normal" officeooo:rsid="018c55d4" style:font-style-asian="normal" style:font-weight-asian="normal" style:font-style-complex="normal" style:font-weight-complex="normal"/>
    </style:style>
    <style:style style:name="T212" style:family="text">
      <style:text-properties fo:language="fr" fo:country="FR" fo:font-style="normal" fo:font-weight="normal" officeooo:rsid="018cb9b7" style:font-style-asian="normal" style:font-weight-asian="normal" style:font-style-complex="normal" style:font-weight-complex="normal"/>
    </style:style>
    <style:style style:name="T213" style:family="text">
      <style:text-properties fo:language="fr" fo:country="FR" fo:font-style="normal" officeooo:rsid="012f6587" style:font-style-asian="normal" style:font-style-complex="normal"/>
    </style:style>
    <style:style style:name="T214" style:family="text">
      <style:text-properties fo:language="fr" fo:country="FR" fo:font-style="normal" officeooo:rsid="00656784" style:font-style-asian="normal" style:font-style-complex="normal"/>
    </style:style>
    <style:style style:name="T215" style:family="text">
      <style:text-properties fo:language="fr" fo:country="FR" fo:font-style="normal" officeooo:rsid="01c27f7f" style:font-style-asian="normal" style:font-style-complex="normal"/>
    </style:style>
    <style:style style:name="T216" style:family="text">
      <style:text-properties fo:language="fr" fo:country="FR" fo:font-style="normal" officeooo:rsid="01c28933" style:font-style-asian="normal" style:font-style-complex="normal"/>
    </style:style>
    <style:style style:name="T217" style:family="text">
      <style:text-properties fo:language="fr" fo:country="FR" fo:font-style="italic" officeooo:rsid="00656784" style:font-style-asian="italic" style:font-style-complex="italic"/>
    </style:style>
    <style:style style:name="T218" style:family="text">
      <style:text-properties officeooo:rsid="01848b75"/>
    </style:style>
    <style:style style:name="T219" style:family="text">
      <style:text-properties officeooo:rsid="0171cc62"/>
    </style:style>
    <style:style style:name="T220" style:family="text">
      <style:text-properties officeooo:rsid="01880fa8"/>
    </style:style>
    <style:style style:name="T221" style:family="text">
      <style:text-properties officeooo:rsid="0194a961"/>
    </style:style>
    <style:style style:name="T222" style:family="text">
      <style:text-properties officeooo:rsid="019553ec"/>
    </style:style>
    <style:style style:name="T223" style:family="text">
      <style:text-properties style:use-window-font-color="true"/>
    </style:style>
    <style:style style:name="T224" style:family="text">
      <style:text-properties style:use-window-font-color="true" officeooo:rsid="01981645"/>
    </style:style>
    <style:style style:name="T225" style:family="text">
      <style:text-properties style:use-window-font-color="true" officeooo:rsid="01986f68"/>
    </style:style>
    <style:style style:name="T226" style:family="text">
      <style:text-properties style:use-window-font-color="true" fo:font-style="normal" fo:font-weight="normal" officeooo:rsid="0189eb43" style:font-style-asian="normal" style:font-weight-asian="normal" style:font-style-complex="normal" style:font-weight-complex="normal"/>
    </style:style>
    <style:style style:name="T227" style:family="text">
      <style:text-properties style:use-window-font-color="true" fo:font-style="normal" fo:font-weight="normal" officeooo:rsid="01942752" style:font-style-asian="normal" style:font-weight-asian="normal" style:font-style-complex="normal" style:font-weight-complex="normal"/>
    </style:style>
    <style:style style:name="T228" style:family="text">
      <style:text-properties style:use-window-font-color="true" fo:font-style="normal" fo:font-weight="normal" officeooo:rsid="01a5a5ff" style:font-style-asian="normal" style:font-weight-asian="normal" style:font-style-complex="normal" style:font-weight-complex="normal"/>
    </style:style>
    <style:style style:name="T229" style:family="text">
      <style:text-properties style:use-window-font-color="true" officeooo:rsid="01a68307"/>
    </style:style>
    <style:style style:name="T230" style:family="text">
      <style:text-properties officeooo:rsid="01981645"/>
    </style:style>
    <style:style style:name="T231" style:family="text">
      <style:text-properties officeooo:rsid="01a7f5c2"/>
    </style:style>
    <style:style style:name="T232" style:family="text">
      <style:text-properties officeooo:rsid="01a8da29"/>
    </style:style>
    <style:style style:name="T233" style:family="text">
      <style:text-properties officeooo:rsid="01ac653f"/>
    </style:style>
    <style:style style:name="T234" style:family="text">
      <style:text-properties officeooo:rsid="01b19a0e"/>
    </style:style>
    <style:style style:name="T235" style:family="text">
      <style:text-properties officeooo:rsid="01ba66fd"/>
    </style:style>
    <style:style style:name="T236" style:family="text">
      <style:text-properties officeooo:rsid="01c01fda"/>
    </style:style>
    <style:style style:name="T237" style:family="text">
      <style:text-properties officeooo:rsid="01a8da29" style:language-asian="zxx" style:country-asian="none" style:language-complex="zxx" style:country-complex="none"/>
    </style:style>
    <style:style style:name="T238" style:family="text">
      <style:text-properties officeooo:rsid="01c677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itre ?</text:p>
      <text:p text:style-name="P50">Méthode d'ordre élevé pour le suivi de surface et la déformation de maillage...</text:p>
      <text:h text:style-name="P92" text:outline-level="1">Introduction</text:h>
      <text:p text:style-name="P17"><text:span text:style-name="T150">Contexte </text:span><text:span text:style-name="T128">interface</text:span><text:span text:style-name="T129">s</text:span><text:span text:style-name="T128"> en propagation</text:span><text:span text:style-name="T150">, d</text:span><text:span text:style-name="T113">escription/formulation </text:span><text:span text:style-name="T124">du problème → </text:span><text:span text:style-name="T132">formulation lagrangienne classique → ambiguï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4">(références)</text:span></text:p>
      <text:p text:style-name="P17"><text:span text:style-name="T198">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4027018988743288180" text:style-name="L1">
        <text:list-item>
          <text:p text:style-name="P53">point de vue eulérien → représentation implicite</text:p>
          <text:list>
            <text:list-item>
              <text:p text:style-name="P54">ex : level-set, VOF, interfaces diffuses, ...</text:p>
            </text:list-item>
            <text:list-item>
              <text:p text:style-name="P54">+ : <text:span text:style-name="T219">formulation simple, facilement généralisable à n dimensions, supporte naturellement les changements topologiques de l'interface </text:span>→ bien adapté <text:span text:style-name="T234">(voire réservé)</text:span> aux interfaces <text:span text:style-name="T82">fluide-fluide</text:span></text:p>
            </text:list-item>
            <text:list-item>
              <text:p text:style-name="P54">- : <text:span text:style-name="T219">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3">po<text:span text:style-name="T218">int</text:span> de vue lagrangien → représentation explicite</text:p>
          <text:list>
            <text:list-item>
              <text:p text:style-name="P54">ex : front-tracking, face-offsetting, high-order, ...</text:p>
            </text:list-item>
            <text:list-item>
              <text:p text:style-name="P54">+ : <text:span text:style-name="T219">fine résolution des quantités géométriques, application directe et précise des conditions aux limites</text:span></text:p>
            </text:list-item>
            <text:list-item>
              <text:p text:style-name="P54">- : s<text:span text:style-name="T200">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1">type de problèmes visés, </text:span>motivation high-order, BREP</text:p>
      <text:p text:style-name="P44"><text:span text:style-name="T222">Dans cette thèse, </text:span>focus sur <text:span text:style-name="T222">problèmes où </text:span>interface = frontière (solide, <text:span text:style-name="T220">déformable</text:span>) d'un domaine fluide =&gt; <text:span text:style-name="T230">interface </text:span><text:span text:style-name="T82">piecewise</text:span> smooth, <text:span text:style-name="T230">déformations modérées, peu de changements de topologie =&gt; </text:span><text:span text:style-name="T31">on privilégie </text:span><text:span text:style-name="T33">la description</text:span><text:span text:style-name="T31"> </text:span><text:span text:style-name="T32">lagrangienne</text:span></text:p>
      <text:p text:style-name="P43"><text:span text:style-name="T223">dans ces applications </text:span><text:span text:style-name="T229">(industrielles)</text:span><text:span text:style-name="T223">, la définition de la géométrie </text:span><text:span text:style-name="T224">initiale</text:span><text:span text:style-name="T223"> passe par une phase de CAO →</text:span><text:span text:style-name="T225">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5"/>
      <text:p text:style-name="P25"/>
      <text:p text:style-name="P25"/>
      <text:p text:style-name="P25"/>
      <text:p text:style-name="P19">Plan de la thèse...</text:p>
      <text:p text:style-name="P18"/>
      <text:h text:style-name="P93" text:outline-level="1"><text:soft-page-break/>Démarche</text:h>
      <text:p text:style-name="P5">Chapitres…</text:p>
      <text:p text:style-name="P33">1. [Élaboration d'un] algorithme pour la propagation d'une surface [dans le formalisme BREP]/[régulière par morceaux]</text:p>
      <text:p text:style-name="P34"><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1"><text:span text:style-name="T86">Pour cela :</text:span><text:span text:style-name="T99"> </text:span></text:p>
      <text:list xml:id="list8311479812002873280" text:style-name="L2">
        <text:list-item>
          <text:p text:style-name="P61"><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7736927397591465389" text:style-name="L3">
        <text:list-item>
          <text:list>
            <text:list-item>
              <text:p text:style-name="P62"><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63">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5">différence avec le simple transport explicite suivant la normale </text:span><text:span text:style-name="T140">[Thèse Jiao</text:span><text:span text:style-name="T143">]</text:span>).</text:p>
            </text:list-item>
          </text:list>
        </text:list-item>
        <text:list-item>
          <text:p text:style-name="P62"><text:span text:style-name="T67">e</text:span><text:span text:style-name="T46">nsuite, application de la condition d'entropie : résolution des auto-intersections </text:span><text:span text:style-name="T80">(de type concave uniquement)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20"><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533011496872526833" text:style-name="L4">
        <text:list-header>
          <text:p text:style-name="P81"/>
        </text:list-header>
      </text:list>
      <text:p text:style-name="P32">2. Méthode [(pseudo-)spectrale]/[d'ordre élevé] pour le suivi d'un [patch rectangulaire de surface]/[carreau paramétrique]</text:p>
      <text:p text:style-name="P22">Objectif :<text:span text:style-name="T1"> </text:span><text:span text:style-name="T8">mettre au point une méthode numérique </text:span><text:span text:style-name="T9">(discrétisations spatiale et temporelle)</text:span></text:p>
      <text:p text:style-name="P22"><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7">Pour cela :<text:span text:style-name="T1"> </text:span></text:p>
      <text:list xml:id="list6743549512624960715" text:style-name="L5">
        <text:list-item>
          <text:p text:style-name="P65">Méthode pseudo-spectrale <text:span text:style-name="T148">(</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8">)</text:span><text:span text:style-name="T184"> </text:span>basée sur le <text:span text:style-name="T162">transport/suivi</text:span> lagrangien de marqueurs/points de collocation </text:p>
        </text:list-item>
        <text:list-item>
          <text:p text:style-name="P67"><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68"><text:span text:style-name="T1">intégration temporelle classique </text:span><text:span text:style-name="T4">s</text:span><text:span text:style-name="T1">i le champ de vecteur vitesse est donné </text:span><text:span text:style-name="T41">(résolution ODE)</text:span></text:p>
        </text:list-item>
        <text:list-item>
          <text:p text:style-name="P66"><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69"><text:soft-page-break/><text:span text:style-name="T81">problèmes liés aux grandes déformations</text:span> <text:span text:style-name="T81">(</text:span>aliasing <text:span text:style-name="T153">excessif</text:span>, folding / <text:span text:style-name="T153">collapse / auto-intersections locales</text:span>…<text:span text:style-name="T81">), </text:span><text:span text:style-name="T134">état de l'art</text:span><text:span text:style-name="T81">, détection / prévention / </text:span><text:span text:style-name="T191">traitement</text:span></text:p>
        </text:list-item>
      </text:list>
      <text:p text:style-name="P21"><text:span text:style-name="T98">Transition :</text:span><text:span text:style-name="T3"> ...</text:span></text:p>
      <text:list xml:id="list7325992358015910878" text:style-name="L6">
        <text:list-header>
          <text:p text:style-name="P72"/>
        </text:list-header>
      </text:list>
      <text:p text:style-name="P37"><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22">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2">Pour cela :<text:span text:style-name="T1"> </text:span></text:p>
      <text:list xml:id="list3130098743425518329" text:style-name="L7">
        <text:list-item>
          <text:p text:style-name="P73">paramétrisation/<text:span text:style-name="T163">trimming</text:span> des faces "Huygens" </text:p>
          <text:list>
            <text:list-item>
              <text:p text:style-name="P74">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5">sommets <text:span text:style-name="T95">(</text:span>polygone sphérique découpé en quad<text:span text:style-name="T96">s</text:span> (seulement si vitesse uniforme), (trimmed) l<text:span text:style-name="T97">ong-lat</text:span> rectangle <text:span text:style-name="T149">["</text:span><text:span text:style-name="T138">Filling Polygonal Holes with Rectangular Patches</text:span><text:span text:style-name="T149">", Hahn </text:span><text:span text:style-name="T151">(?)</text:span><text:span text:style-name="T149">]</text:span><text:span text:style-name="T197">)</text:span></text:p>
            </text:list-item>
          </text:list>
        </text:list-item>
        <text:list-item>
          <text:p text:style-name="P70"><text:span text:style-name="T166">détection/tracé des </text:span>intersections <text:span text:style-name="T165">face-face </text:span></text:p>
          <text:list>
            <text:list-item>
              <text:p text:style-name="P55">état de l'art <text:span text:style-name="T235">intersection de surfaces paramétriques</text:span></text:p>
            </text:list-item>
            <text:list-item>
              <text:p text:style-name="P76">adaptation de l'approche Hohmeyer (Chebyshev/Bernstein)</text:p>
            </text:list-item>
          </text:list>
        </text:list-item>
        <text:list-item>
          <text:p text:style-name="P77">reconstruction <text:span text:style-name="T167">faces trimmées et topologie </text:span>BREP</text:p>
        </text:list-item>
        <text:list-item>
          <text:p text:style-name="P71">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71"><text:span text:style-name="T154">sans faces trimmées </text:span>(→<text:span text:style-name="T154"> quadrature Clenshaw Curtis</text:span>) <text:span text:style-name="T154">(vortex, cube en expansion, </text:span><text:span text:style-name="T192">vitesse normale non-uniforme</text:span><text:span text:style-name="T154">)</text:span></text:p>
            </text:list-item>
            <text:list-item>
              <text:p text:style-name="P82">avec faces trimmées (extension quadrature?) <text:span text:style-name="T188">(zalesak, cone-cyl, ...)</text:span></text:p>
            </text:list-item>
          </text:list>
        </text:list-item>
      </text:list>
      <text:p text:style-name="P23">Transition :<text:span text:style-name="T1"> ...</text:span></text:p>
      <text:p text:style-name="P24"/>
      <text:p text:style-name="P35"><text:span text:style-name="T195">4. D</text:span>éformation de maillage surfacique <text:span text:style-name="T173">[</text:span><text:span text:style-name="T170">pour </text:span><text:span text:style-name="T171">des simulations</text:span><text:span text:style-name="T170"> EF/VF</text:span><text:span text:style-name="T172">]</text:span></text:p>
      <text:p text:style-name="P23">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3">Pour cela :<text:span text:style-name="T1"> </text:span></text:p>
      <text:list xml:id="list7227827428014562983" text:style-name="L8">
        <text:list-item>
          <text:p text:style-name="P56"><text:span text:style-name="T1">état de l'art </text:span><text:span text:style-name="T30">des méthodes d</text:span><text:span text:style-name="T38">e simulation en présence de frontières mobiles/déformables </text:span><text:span text:style-name="T1">: </text:span></text:p>
          <text:list>
            <text:list-item>
              <text:p text:style-name="P57">maillage fluide conformant à l'interface</text:p>
              <text:list>
                <text:list-item>
                  <text:p text:style-name="P60"><text:span text:style-name="T210">1 seul maillage body-fitted </text:span><text:span text:style-name="T212">avec formulation </text:span><text:span text:style-name="T209">ALE </text:span><text:span text:style-name="T211">(</text:span><text:span text:style-name="T209">frontière = maillage de l'interface, intérieur déformé de façon arbitraire</text:span><text:span text:style-name="T211">)</text:span></text:p>
                </text:list-item>
                <text:list-item>
                  <text:p text:style-name="P58"><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text:span><text:soft-page-break/><text:span text:style-name="T72">de maillage 3d pour les géométries complexes (e.g. hyper-sustentateurs), et évite de déformer un maillage 3d, mais </text:span><text:span text:style-name="T71">limité aux mouvements rigides</text:span><text:span text:style-name="T74"> (?)</text:span><text:span text:style-name="T71">)</text:span></text:p>
                </text:list-item>
              </text:list>
            </text:list-item>
            <text:list-item>
              <text:p text:style-name="P59">maillage <text:span text:style-name="T71">fluide </text:span>non conformant à l'interface : immersed/<text:span text:style-name="T206">embedded</text:span> boundary method <text:span text:style-name="T221">["</text:span><text:span text:style-name="T84">The immersed boundary method</text:span><text:span text:style-name="T221">", Peskin (2002)]</text:span> : <text:span text:style-name="T206">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6">",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4"><text:span text:style-name="T227">→</text:span><text:span text:style-name="T228"> </text:span><text:span text:style-name="T226">on se concentre sur le cas {1 maillage body-fitted en ALE, i.e. à connectivité fixe} (on ne s'occupe que de la frontière)</text:span></text:p>
      <text:list xml:id="list4340057827781183244" text:style-name="L9">
        <text:list-item>
          <text:p text:style-name="P78"><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79"><text:span text:style-name="T193">Hypergraphe</text:span><text:span text:style-name="T49"> </text:span><text:span text:style-name="T53">+ s</text:span><text:span text:style-name="T54">moothing amélioré (projection sur hyperface/hyperedge)</text:span></text:p>
        </text:list-item>
        <text:list-item>
          <text:p text:style-name="P83"><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3">Transition :<text:span text:style-name="T1"> ...</text:span></text:p>
      <text:p text:style-name="P24"/>
      <text:p text:style-name="P36"><text:span text:style-name="T195">5. </text:span>Application à la simulation de la combustion/<text:span text:style-name="T169">régression</text:span> de propergol solide</text:p>
      <text:p text:style-name="P23">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3">Pour cela :<text:span text:style-name="T1"> </text:span></text:p>
      <text:list xml:id="list7272051475392080261" text:style-name="L10">
        <text:list-item>
          <text:p text:style-name="P64">contexte rapide propulsion solide, enjeux, difficultés</text:p>
        </text:list-item>
        <text:list-item>
          <text:p text:style-name="P85"><text:span text:style-name="T1">configuration, </text:span><text:span text:style-name="T12">méthodologie de "couplage" </text:span><text:span text:style-name="T15">et de déformation de maillage volumique</text:span></text:p>
        </text:list-item>
        <text:list-item>
          <text:p text:style-name="P84"><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5"><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4" text:outline-level="1">Discussion</text:h>
      <text:p text:style-name="P6">Analyse critique de l'étude</text:p>
      <text:p text:style-name="P9"/>
      <text:h text:style-name="P94" text:outline-level="1">Conclusion/<text:span text:style-name="T233">Perspectives</text:span></text:h>
      <text:h text:style-name="P94" text:outline-level="1">Annexes</text:h>
      <text:p text:style-name="P8"/>
      <text:h text:style-name="P95" text:outline-level="1">Argument<text:span text:style-name="T190">ation</text:span></text:h>
      <text:h text:style-name="P96" text:outline-level="3">Type de problèmes visés, <text:span text:style-name="T183">motivation high-order et BREP</text:span></text:h>
      <text:p text:style-name="P45">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régulières par morceaux (omniprésentes dans les applications industrielles, donner exemples), i.e. pouvant avoir des discontinuités de plan tangent ou de courbure (on ne s'intéresse pas aux problèmes de type mean curvature flow, Willmore flow, etc.). </text:p>
      <text:p text:style-name="P38"><text:span text:style-name="T175">L</text:span><text:span text:style-name="T176">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2">[On se limite à des surfaces qui </text:span><text:span text:style-name="T237">sont</text:span><text:span text:style-name="T232"> des variétés topologiques</text:span><text:span text:style-name="T232"><text:note text:id="ftn1" text:note-class="footnote"><text:note-citation>1</text:note-citation><text:note-body><text:p text:style-name="P52">Et même différentielles.</text:p></text:note-body></text:note></text:span><text:span text:style-name="T232">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9">), on pourrait donc généraliser notre méthode également.] → conclusion/perspectives ?</text:span></text:p>
      <text:p text:style-name="P17"/>
      <text:h text:style-name="P97" text:outline-level="3">Traitement des différentes entités BREP dans la construction de l'EdB</text:h>
      <text:p text:style-name="P39">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2">(à développer…)</text:span></text:p>
      <text:p text:style-name="P40"/>
      <text:h text:style-name="P96" text:outline-level="3">Choix de l<text:span text:style-name="T186">a méthode numérique</text:span> (méthode pseudo-spectrale de suivi lagrangien)</text:h>
      <text:p text:style-name="P41">[…]</text:p>
      <text:p text:style-name="P42"><text:soft-page-break/></text:p>
      <text:h text:style-name="P96" text:outline-level="3">Choix des fonctions de base</text:h>
      <text:p text:style-name="P26"><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27"><text:span text:style-name="T106">Polynômes algébriques (en produit tensoriel) </text:span>adapté<text:span text:style-name="T106">s</text:span> aux carreaux paramétriques, <text:span text:style-name="T187">donc plus</text:span> pratique<text:span text:style-name="T187">s</text:span>/flexible<text:span text:style-name="T187">s</text:span> pour traiter des géométries piecewise smooth et de topologie arbitraire <text:span text:style-name="T187">en utilisant le formalisme BREP</text:span>. </text:p>
      <text:p text:style-name="P12">Bernstein traditionnellement utilisé en CAO (<text:span text:style-name="T110">pratique pour la détection des intersections grâce la propriété d'enveloppe convexe, </text:span>etc)</text:p>
      <text:p text:style-name="P46"><text:span text:style-name="T213">On choisit Chebyshev : </text:span><text:span text:style-name="T214">orthogonal</text:span><text:span text:style-name="T213">ité</text:span><text:span text:style-name="T214"> (LS fitting, aspect multirésolution, élévation/réduction de degré + quasi-optimalité minimax), </text:span><text:span text:style-name="T213">évaluation moins coûteuse</text:span><text:span text:style-name="T214"> (Clenshaw </text:span><text:span text:style-name="T215">O(n) vs deCasteljau O(n²)</text:span><text:span text:style-name="T214">, FFT </text:span><text:span text:style-name="T216">O(n logn)</text:span><text:span text:style-name="T214">), points de collocations/marqueurs </text:span><text:span text:style-name="T217">sur</text:span><text:span text:style-name="T214"> la surface (plus simple pour le suivi lagrangien). (</text:span><text:span text:style-name="T213">Pour les intersections, o</text:span><text:span text:style-name="T214">n peut changer de base </text:span><text:span text:style-name="T152">[Rababah (2003)]</text:span><text:span text:style-name="T213"> </text:span><text:span text:style-name="T214">pour cette étape </text:span><text:span text:style-name="T213">si le degré des polynômes reste modeste</text:span><text:span text:style-name="T214">, sinon on développe une heuristique pour construire simplement des volumes englobants à partir des coeffs de Chebyshev). (Chebyshev également utilisé en CAO pour la réduction ou l'élévation de degré </text:span><text:span text:style-name="T152">[lachance1988]</text:span><text:span text:style-name="T214"> et le rendu </text:span><text:span text:style-name="T152">[</text:span><text:span text:style-name="T113">campagna1997</text:span><text:span text:style-name="T152">]</text:span><text:span text:style-name="T214">)</text:span></text:p>
      <text:p text:style-name="P28">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30">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30"/>
      <text:p text:style-name="P13">→ ["<text:span text:style-name="T82">Chebyshev and Fourier Spectral Methods</text:span>", Boyd (2001)] (section 1.6, pp.9-10)</text:p>
      <text:p text:style-name="P26"/>
      <text:h text:style-name="P96" text:outline-level="3">Robustesse/<text:span text:style-name="T104">Précision</text:span> des intersections <text:span text:style-name="T236">tangentielles</text:span> </text:h>
      <text:p text:style-name="P29">Calculer précisément <text:span text:style-name="T104">et avec robustesse </text:span>des intersections tangentielles peut être fastidieux (en particulier avec des surfaces paramétriques polynomiales de degré é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29"/>
      <text:p text:style-name="P48"><text:span text:style-name="T208">&lt; </text:span>interface <text:span text:style-name="T155">fluide-fluide</text:span></text:p>
      <text:p text:style-name="P1"><text:span text:style-name="T202">D</text:span>ifférentes <text:span text:style-name="T199">représentations pour l'interface </text:span>:</text:p>
      <text:list xml:id="list3261184675843062729" text:style-name="L11">
        <text:list-item>
          <text:p text:style-name="P86">implicite <text:span text:style-name="T200">(fonction de phase)</text:span></text:p>
          <text:list>
            <text:list-item>
              <text:p text:style-name="P87">ex : <text:span text:style-name="T93">level-set, VOF, interfaces diffuses</text:span></text:p>
            </text:list-item>
            <text:list-item>
              <text:p text:style-name="P88">+ : formulation simple, directement généralisable à n dimensions <text:span text:style-name="T201">(un peu plus complexe pour VOF)</text:span>, supporte naturellement les changements topologiques de l'interface (reconnexion, détachement)</text:p>
            </text:list-item>
            <text:list-item>
              <text:p text:style-name="P88">- : faible résolution, <text:span text:style-name="T200">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89">explicite <text:span text:style-name="T200">(marqueurs, maillage)</text:span></text:p>
          <text:list>
            <text:list-item>
              <text:p text:style-name="P87">ex : <text:span text:style-name="T196">front tracking, face-offsetting</text:span>[<text:span text:style-name="T196">, high-order ?</text:span>]</text:p>
            </text:list-item>
            <text:list-item>
              <text:p text:style-name="P88">+ : fine résolution, application directe et précise <text:span text:style-name="T200">des conditions aux limites</text:span></text:p>
            </text:list-item>
            <text:list-item>
              <text:p text:style-name="P88">- : <text:span text:style-name="T200">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8">&lt; </text:span>interface <text:span text:style-name="T155">fluide-structure</text:span></text:p>
      <text:list xml:id="list4449283482669467668" text:style-name="L12">
        <text:list-item>
          <text:p text:style-name="P90">maillage conformant à l'interface</text:p>
          <text:list>
            <text:list-item>
              <text:p text:style-name="P90">1 seul maillage body-fitted, déformé pour suivre le mouvement de l'interface</text:p>
              <text:list>
                <text:list-item>
                  <text:p text:style-name="P90">+ : </text:p>
                </text:list-item>
                <text:list-item>
                  <text:p text:style-name="P90">- : </text:p>
                </text:list-item>
              </text:list>
            </text:list-item>
            <text:list-item>
              <text:p text:style-name="P90">Chimère : maillages body-fitted <text:span text:style-name="T207">locaux </text:span>(1 par corps) qui se superposent</text:p>
              <text:list>
                <text:list-item>
                  <text:p text:style-name="P90">+ : facilite la génération de maillage</text:p>
                </text:list-item>
                <text:list-item>
                  <text:p text:style-name="P90">- : limité aux déplacements rigides (?)</text:p>
                </text:list-item>
              </text:list>
            </text:list-item>
          </text:list>
        </text:list-item>
        <text:list-item>
          <text:p text:style-name="P90">maillage non conformant à l'interface</text:p>
          <text:list>
            <text:list-item>
              <text:p text:style-name="P80"><text:span text:style-name="T203">immersed/</text:span><text:span text:style-name="T204">embedded</text:span><text:span text:style-name="T203"> boundary method : </text:span><text:span text:style-name="T204">fluide traité de façon eulérienne (maillage fixe), interface représentée soit implicitement soir explicitement</text:span></text:p>
              <text:list>
                <text:list-item>
                  <text:p text:style-name="P90">+ : facilite la génération de maillage</text:p>
                </text:list-item>
                <text:list-item>
                  <text:p text:style-name="P80"><text:span text:style-name="T203">- : traitement des conditions aux limites </text:span><text:span text:style-name="T205">(discrete/continuous forcing) </text:span><text:span text:style-name="T203">et des parois (e.g. écoulements à haut Re)</text:span></text:p>
                </text:list-item>
              </text:list>
            </text:list-item>
          </text:list>
        </text:list-item>
      </text:list>
      <text:p text:style-name="P4">&gt;</text:p>
      <text:p text:style-name="P4"/>
      <text:p text:style-name="P49"><text:span text:style-name="T238">From [</text:span><text:span text:style-name="T181">« </text:span><text:bookmark text:name="GDrSnOiBQukJ"/><text:span text:style-name="T181">On multivariate Chebyshev polynomials and spectral approximations on triangles », </text:span><text:span text:style-name="T182">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3-28T10:12:29.830267820</dc:date>
    <dc:creator>Bastien Andrieu</dc:creator>
    <meta:editing-duration>P5DT15H41M23S</meta:editing-duration>
    <meta:editing-cycles>463</meta:editing-cycles>
    <meta:generator>LibreOffice/5.0.6.2$Linux_X86_64 LibreOffice_project/00$Build-2</meta:generator>
    <meta:document-statistic meta:table-count="0" meta:image-count="0" meta:object-count="0" meta:page-count="8" meta:paragraph-count="131" meta:word-count="2548" meta:character-count="18032" meta:non-whitespace-character-count="15650"/>
  </office:meta>
</office:document-meta>
</file>